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background-color="#ffff00"/>
    </style:style>
    <style:style style:name="P4" style:family="paragraph" style:parent-style-name="Text_20_body">
      <style:paragraph-properties fo:margin-top="0cm" fo:margin-bottom="0cm"/>
      <style:text-properties fo:background-color="transparent"/>
    </style:style>
    <style:style style:name="T1" style:family="text">
      <style:text-properties fo:font-weight="bold"/>
    </style:style>
    <style:style style:name="T2" style:family="text">
      <style:text-properties fo:font-weight="bold" fo:background-color="#ffff00"/>
    </style:style>
    <style:style style:name="T3" style:family="text">
      <style:text-properties fo:font-style="italic" fo:font-weight="bold"/>
    </style:style>
    <style:style style:name="T4" style:family="text">
      <style:text-properties fo:font-style="italic" fo:font-weight="bold" fo:background-color="#ffff00"/>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P2"><text:span text:style-name="T1">On average, h</text:span><text:span text:style-name="T2">ow many questions out of 20 in the</text:span><text:span text:style-name="T1"> matrix task do people solve correctly? (This is the number they solve correctly when they have no ability to cheat.)</text:span> </text:p>
      <text:p text:style-name="P3">4 </text:p>
      <text:p text:style-name="P2">All 20 of the problems. </text:p>
      <text:p text:style-name="P2">6 </text:p>
      <text:p text:style-name="Text_20_body">None of the problems </text:p>
      <text:h text:style-name="Heading_20_3" text:outline-level="3">Question 2</text:h>
      <text:p text:style-name="P2"><text:span text:style-name="T1">On average, how many problems (out of 20) do people c</text:span><text:span text:style-name="T2">laim to have solved when th</text:span><text:span text:style-name="T1">ey shred their test sheet before reporting the number of correct answers?</text:span> </text:p>
      <text:p text:style-name="P2"><text:span text:style-name="T5">6</text:span> </text:p>
      <text:p text:style-name="P2">None of the problems </text:p>
      <text:p text:style-name="P2">All 20 of the problems </text:p>
      <text:p text:style-name="Text_20_body">4 </text:p>
      <text:h text:style-name="Heading_20_3" text:outline-level="3">Question 3</text:h>
      <text:p text:style-name="P2"><text:span text:style-name="T1">Which of the following best describes </text:span><text:span text:style-name="T2">Gary Becker’s proposal for moral decision makin</text:span><text:span text:style-name="T1">g?</text:span> </text:p>
      <text:p text:style-name="P3">We decide whether an option is worth taking based on a calculation of its costs, benefits, and risks. </text:p>
      <text:p text:style-name="P2">We park illegally when we cannot find parking close enough to our destination. </text:p>
      <text:p text:style-name="P2">We do extensive research to determine whether the crime we’re considering is the right one for our families. </text:p>
      <text:p text:style-name="Text_20_body">We attempt to satisfy the greater good. </text:p>
      <text:h text:style-name="Heading_20_3" text:outline-level="3">Question 4</text:h>
      <text:p text:style-name="P2"><text:span text:style-name="T1">What are the </text:span><text:span text:style-name="T2">three components of the Becker theory</text:span><text:span text:style-name="T1">?</text:span> </text:p>
      <text:p text:style-name="P2">Liberty, equality, and fraternity </text:p>
      <text:p text:style-name="P2">Life, liberty, and the pursuit of happiness </text:p>
      <text:p text:style-name="P2">Morality, risks, and benefits </text:p>
      <text:p text:style-name="P1">How much you stand to gain, how likely you are to get caught, and the cost of getting caught </text:p>
      <text:h text:style-name="Heading_20_3" text:outline-level="3">Question 5</text:h>
      <text:p text:style-name="P2"><text:span text:style-name="T1">What happened as we i</text:span><text:span text:style-name="T2">ncreased the amount of money people were paid per correct</text:span><text:span text:style-name="T1"> answer in the matrix task?</text:span> </text:p>
      <text:p text:style-name="P3">Cheating stayed the same as the reward increased, but went down slightly as the amount per correct answer reached $10. </text:p>
      <text:p text:style-name="P4">Cheating steadily decreased as the reward amount went up. </text:p>
      <text:p text:style-name="P2">Cheating stayed the same until they were offered $5. From that point on, cheating skyrocketed. </text:p>
      <text:p text:style-name="Text_20_body">People cheated on individual questions in order to boost their self-esteem, but they did not take the extra money. </text:p>
      <text:h text:style-name="Heading_20_3" text:outline-level="3">Question 6</text:h>
      <text:p text:style-name="P2"><text:span text:style-name="T1">What did people </text:span><text:span text:style-name="T3">think</text:span><text:span text:style-name="T1"> would happen as we increased the amount that participants were paid per correct answer in the matrix task?</text:span> </text:p>
      <text:p text:style-name="P2">They thought that no one would cheat. </text:p>
      <text:p text:style-name="P3">They thought that people would cheat more as the reward increased. </text:p>
      <text:p text:style-name="P2"><text:soft-page-break/>They expected cheating to stay the same. </text:p>
      <text:p text:style-name="Text_20_body">People thought that because participants wanted to make $20/hour, they would cheat the amount necessary to get that payment. </text:p>
      <text:h text:style-name="Heading_20_3" text:outline-level="3">Question 7</text:h>
      <text:p text:style-name="P2"><text:span text:style-name="T1">What happened when the</text:span><text:span text:style-name="T2"> likelihood that people would get caught cheating increased</text:span><text:span text:style-name="T1">?</text:span> </text:p>
      <text:p text:style-name="P3">The same amount of cheating took place. </text:p>
      <text:p text:style-name="P2">Fewer people cheated, but these few cheated less. </text:p>
      <text:p text:style-name="P2">The same small number of people cheated, but the cheaters cheated more. </text:p>
      <text:p text:style-name="Text_20_body">More people quit the task before the time was up. </text:p>
      <text:h text:style-name="Heading_20_3" text:outline-level="3">Question 8</text:h>
      <text:p text:style-name="P2"><text:span text:style-name="T1">What did people </text:span><text:span text:style-name="T4">think</text:span><text:span text:style-name="T2"> would happen when we increased the likelihood that cheaters would get caught?</text:span><text:span text:style-name="T5"> </text:span></text:p>
      <text:p text:style-name="P2">T<text:span text:style-name="T5">hey thought that as the probability of getting caught went down, people would cheat more. </text:span></text:p>
      <text:p text:style-name="P2">They thought that it would require legal consequences to make people cheat less. Until that point, people would cheat the same amount. </text:p>
      <text:p text:style-name="P2">They thought people would cheat just to find out whether the consequences would be enforced. </text:p>
      <text:p text:style-name="Text_20_body">They correctly guessed what would happen, realizing how irrational they themselves are. </text:p>
      <text:h text:style-name="Heading_20_3" text:outline-level="3">Question 9</text:h>
      <text:p text:style-name="P2"><text:span text:style-name="T1">What happened when we t</text:span><text:span text:style-name="T2">old some participants that the average person solves four problems and others that the average person solves eight</text:span><text:span text:style-name="T1">? (All of these participants had the opportunity to cheat.)</text:span> </text:p>
      <text:p text:style-name="P2">On average, they claimed to have solved the exact number that they believed the average person solves. </text:p>
      <text:p text:style-name="P2">They all claimed to have solved the true average number, four, indicating that they did not cheat. </text:p>
      <text:p text:style-name="P2">They claimed to have solved seven problems if they were told the average person solves four, and claimed to have solved ten questions if they were told the average person solves eight. </text:p>
      <text:p text:style-name="P1">They all claimed to solve six, as in the previous experiments where cheating was possible. They weren’t influenced by the average number of matrices that they thought others around them were solving. </text:p>
      <text:h text:style-name="Heading_20_3" text:outline-level="3">Question 10</text:h>
      <text:p text:style-name="P2"><text:span text:style-name="T1">What does Dan argue to be one of the </text:span><text:span text:style-name="T2">primary causes of disasters like Enron?</text:span><text:span text:style-name="T5"> </text:span></text:p>
      <text:p text:style-name="P2"><text:span text:style-name="T5">Many normal people cheat just a little bit, and the effect accumulates and changes the whole organization.</text:span> </text:p>
      <text:p text:style-name="P2">When employees are not getting paid enough to cover expenses, they cheat to make up the difference. </text:p>
      <text:p text:style-name="P2">Shareholders pressuring their companies into misrepresenting profits. </text:p>
      <text:p text:style-name="Text_20_body">Simple sabotage. Small groups of disgruntled employees deliberately find ways to make the whole organization look corrupt. </text:p>
      <text:h text:style-name="Heading_20_3" text:outline-level="3">Question 11</text:h>
      <text:p text:style-name="P2"><text:span text:style-name="T1">Which of the following is suggested as </text:span><text:span text:style-name="T2">a plausible solution to the problem of large-scale cheating?</text:span><text:span text:style-name="T5"> </text:span></text:p>
      <text:p text:style-name="P3">None of these options </text:p>
      <text:p text:style-name="P2">People who cheat should be humiliated during a corporate meeting. </text:p>
      <text:p text:style-name="P2"><text:soft-page-break/>All of these options </text:p>
      <text:p text:style-name="Text_20_body">Everyone should be required to go through extensive testing to determine whether they will cheat. </text:p>
      <text:h text:style-name="Heading_20_3" text:outline-level="3">Question 12</text:h>
      <text:p text:style-name="P2"><text:span text:style-name="T1">Why did we ask people to recall the Ten Commandments before doing the matrix task?</text:span> </text:p>
      <text:p text:style-name="P2">To make them question whether they are good people </text:p>
      <text:p text:style-name="P3">To serve as a moral reminder </text:p>
      <text:p text:style-name="P2">To sort the religious people from the non-religious people </text:p>
      <text:p text:style-name="Text_20_body">To see how many commandments they could remember </text:p>
      <text:h text:style-name="Heading_20_3" text:outline-level="3">Question 13</text:h>
      <text:p text:style-name="P2"><text:span text:style-name="T1">Why is Dan so worried about the results of the study where participants were temporarily paid tokens that were immediately traded for cash?</text:span> </text:p>
      <text:p text:style-name="P2">None of these options </text:p>
      <text:p text:style-name="P3">The results showed that people are less and less honest as the form of payment is distanced from cash. In societies that are moving away from cash transactions, we can expect higher levels of cheating. </text:p>
      <text:p text:style-name="P2">He wants us to go back to the gold standard, but there is not enough gold in the world. </text:p>
      <text:p text:style-name="Text_20_body">Although the tokens were immediately traded for cash, they held a greater value in the minds of the cheaters. </text:p>
      <text:h text:style-name="Heading_20_3" text:outline-level="3">Question 14</text:h>
      <text:p text:style-name="P2"><text:span text:style-name="T1">How much cheating occurred when people were </text:span><text:span text:style-name="T2">paid for correct answers in tokens that were later exchanged for money?</text:span><text:span text:style-name="T5"> </text:span></text:p>
      <text:p text:style-name="P2">Cheating did not change. Participants claimed to have solved six problems when they actually solved an average of four. The cash group also claimed to have solved six. </text:p>
      <text:p text:style-name="P3">Cheating doubled. Participants claimed to have solved eight problems when they actually solved an average of four. The cash group claimed to have solved six. </text:p>
      <text:p text:style-name="P2">Tokens seem to have made people act honestly. No cheating was observed when participants were paid with tokens. </text:p>
      <text:p text:style-name="Text_20_body">Cheating halved. Participants claimed to have solved five problems when they actually solved an average of four. The cash group claimed to have solved six. </text:p>
      <text:h text:style-name="Heading_20_3" text:outline-level="3">Question 15</text:h>
      <text:p text:style-name="P2"><text:span text:style-name="T1">Which of the following </text:span><text:span text:style-name="T2">increases cheating</text:span><text:span text:style-name="T1">?</text:span> </text:p>
      <text:p text:style-name="P2">A taste for brand-name items </text:p>
      <text:p text:style-name="P2">Intelligence </text:p>
      <text:p text:style-name="P2">All of these options </text:p>
      <text:p text:style-name="P1">Creativity </text:p>
      <text:h text:style-name="Heading_20_3" text:outline-level="3">Question 16</text:h>
      <text:p text:style-name="P2"><text:span text:style-name="T1">What is a </text:span><text:span text:style-name="T2">conflict of interest?</text:span> </text:p>
      <text:p text:style-name="P2">It’s when doctors prescribe drugs that they think will solve your health problems. </text:p>
      <text:p text:style-name="P2">It’s when you don’t know whether to take a trip to Rome or Paris. </text:p>
      <text:p text:style-name="P2">It’s when you and another person have an intractable difference of opinion. </text:p>
      <text:p text:style-name="Text_20_body">I<text:span text:style-name="T5">t’s when your motives have been manipulated so that you’re tempted to change the way you perceive, judge, or recommend something. </text:span></text:p>
      <text:h text:style-name="Heading_20_3" text:outline-level="3"><text:soft-page-break/>Question 17</text:h>
      <text:p text:style-name="P2"><text:span text:style-name="T1">Which describes a conflict of interest?</text:span> </text:p>
      <text:p text:style-name="P2">Your bank turns you down for a house loan, despite the fact that you’ve been a loyal—if not entirely reliable—customer. </text:p>
      <text:p text:style-name="P2">Although you’d really like to watch TV at home, you’ve decided not to buy cable service because you think it is too expensive. </text:p>
      <text:p text:style-name="P2">Your boss discovers that another organization has offered you a job. She suddenly replaces your slow, old computer with a brand new one, gives you a raise, and praises you in team meetings. </text:p>
      <text:p text:style-name="P1">You know which campy movie is getting unexpectedly great reviews? The one whose studio sent newspaper critics home with bags of fabulous gifts. </text:p>
      <text:h text:style-name="Heading_20_3" text:outline-level="3">Question 18</text:h>
      <text:p text:style-name="P2"><text:span text:style-name="T1">What is the logic behind </text:span><text:span text:style-name="T2">sunshine policies a</text:span><text:span text:style-name="T1">nd disclosing conflicts of interest?</text:span> </text:p>
      <text:p text:style-name="P2">Full disclosure is like religious confession, where people with conflicts of interest can start to make up for the harm they may have done and know they are forgiven. </text:p>
      <text:p text:style-name="P2">When sunshine policies are implemented, people with conflicts of interest will be so ashamed of their situation that they will reject all future favors and make sure they have no mixed motives for their advice. </text:p>
      <text:p text:style-name="P2">Sunshine policies are meant to make sure that the public loses faith in regulators, lawmakers, doctors, and other professionals. </text:p>
      <text:p text:style-name="P1">If experts with conflicts of interest reveal all the relevant information about their possible motives, then their clients will be able to take the conflict of interest into account when they weigh the experts’ advice. The information will allow clients to neutralize the conflict of interest. </text:p>
      <text:h text:style-name="Heading_20_3" text:outline-level="3">Question 19</text:h>
      <text:p text:style-name="P2"><text:span text:style-name="T1">Why did Dan decide not to e</text:span><text:span text:style-name="T2">xclude the drunk participant</text:span><text:span text:style-name="T1"> from his results?</text:span> </text:p>
      <text:p text:style-name="P2">Dan was trying to get revenge on someone who wanted clearer results. </text:p>
      <text:p text:style-name="P2">The drunk participant created a conflict of interest by paying Dan to include him in the results. </text:p>
      <text:p text:style-name="P3">Excluding drunk participants is a decision that should be made in the planning stage of the experiment, rather than after the data has been collected and analyzed. </text:p>
      <text:p text:style-name="Text_20_body">The drunk participant fit the expected pattern, so he didn’t make much of a difference in the outcome. </text:p>
      <text:h text:style-name="Heading_20_3" text:outline-level="3">Question 20</text:h>
      <text:p text:style-name="P2"><text:span text:style-name="T1">Dan claims that the </text:span><text:span text:style-name="T2">financial crisis of 2008</text:span><text:span text:style-name="T1"> was essentially a problem of ____.</text:span> </text:p>
      <text:p text:style-name="P2">greed </text:p>
      <text:p text:style-name="P2">government conspiracy </text:p>
      <text:p text:style-name="P2">the high-pressure lives of bankers </text:p>
      <text:p text:style-name="P1">conflicts of interest </text:p>
      <text:h text:style-name="Heading_20_3" text:outline-level="3">Question 21</text:h>
      <text:p text:style-name="P2"><text:span text:style-name="T1">Which of the following is part of the s</text:span><text:span text:style-name="T2">tandard economics assumption about confession</text:span><text:span text:style-name="T1">?</text:span> </text:p>
      <text:p text:style-name="P3">If you believed that confession absolved you, you would not worry about committing crimes. </text:p>
      <text:p text:style-name="P2">Confession will only be effective if it’s something you risk, rather than something you opt in to. </text:p>
      <text:p text:style-name="P4">If you are considering doing something bad, you’ll also consider the unpleasantness of confessing it and the costs of making up for it. That might tip the balance so that you no longer believe it’s a good decision to do the bad thing. </text:p>
      <text:p text:style-name="P2">Confession reminds us of our obligations, which invariably makes people act more honest. </text:p>
      <text:p text:style-name="P2"><text:soft-page-break/>Having the ability to confess one’s crimes should have no effect on one's decision to commit a crime. </text:p>
      <text:p text:style-name="Text_20_body">Confession allows someone to re-set and be back within a range of behavior his or her conscience is comfortable with. </text:p>
      <text:h text:style-name="Heading_20_3" text:outline-level="3">Question 22</text:h>
      <text:p text:style-name="P2"><text:span text:style-name="T1">What is the what-the-hell effect?</text:span> </text:p>
      <text:p text:style-name="P2">People can be separated into the categories of bad people and good people after they’re tempted multiple times. </text:p>
      <text:p text:style-name="P2">Similar to relativity bias, people think that only those who are worse than they are will go to hell. </text:p>
      <text:p text:style-name="P2">People stop feeling bad about cheating, and think they will be less likely to get caught when it is done at full throttle. </text:p>
      <text:p text:style-name="P1">After cheating at a low level for a while, people pass a threshold level of cheating. Past that point, they accept their transgression and begin to cheat at full throttle. </text:p>
      <text:h text:style-name="Heading_20_3" text:outline-level="3">Question 23</text:h>
      <text:p text:style-name="P2"><text:span text:style-name="T1">What seems to happen when people c</text:span><text:span text:style-name="T2">onfess something they feel guilty about and ask for forgiveness?</text:span><text:span text:style-name="T5"> </text:span></text:p>
      <text:p text:style-name="P2">They refuse to accept the conflict of interest and turn down the reward. </text:p>
      <text:p text:style-name="P2">They cheat as much as before the break to confess. </text:p>
      <text:p text:style-name="P3">They cheat far less than before the re-set. </text:p>
      <text:p text:style-name="Text_20_body">They never cheat again in this exercise. </text:p>
      <text:h text:style-name="Heading_20_3" text:outline-level="3">Question 24</text:h>
      <text:p text:style-name="P2"><text:span text:style-name="T1">Which is an </text:span><text:span text:style-name="T2">example of re-setting</text:span><text:span text:style-name="T1">?</text:span> </text:p>
      <text:p text:style-name="P2">Replacing the cans of soda you’ve taken from the refrigerator </text:p>
      <text:p text:style-name="P3">Apologizing </text:p>
      <text:p text:style-name="P2">Celebrating New Year’s Eve with friends and family </text:p>
      <text:p text:style-name="Text_20_body">Paying a parking ticket </text:p>
      <text:h text:style-name="Heading_20_3" text:outline-level="3">Question 25</text:h>
      <text:p text:style-name="P2"><text:span text:style-name="T1">What about cultural differences? How does c</text:span><text:span text:style-name="T2">heating on Dan’s experiments vary by countr</text:span><text:span text:style-name="T1">y?</text:span> </text:p>
      <text:p text:style-name="P2"><text:span text:style-name="T5">These experiments show cheating in situations that are removed from their cultural context, and thus get at a more basic tendency to cheat that seems to be common across all kinds of nationalities.</text:span> </text:p>
      <text:p text:style-name="P2">Test-takers were aware of what the experiment would prove, and they were eager to make their countries look good. So, they cheated less than they otherwise would have. </text:p>
      <text:p text:style-name="P2">Canadians cheat least. </text:p>
      <text:p text:style-name="P2">Americans cheat mos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14:37:59.07</meta:creation-date>
    <dc:date>2013-04-10T17:06:09.18</dc:date>
    <meta:editing-duration>PT2H28M3S</meta:editing-duration>
    <meta:editing-cycles>9</meta:editing-cycles>
    <meta:generator>OpenOffice.org/3.4$Win32 OpenOffice.org_project/340m1$Build-9590</meta:generator>
    <meta:document-statistic meta:table-count="0" meta:image-count="0" meta:object-count="0" meta:page-count="5" meta:paragraph-count="152" meta:word-count="1868" meta:character-count="11195"/>
  </office:meta>
</office:document-meta>
</file>